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20000002D04127F7C92DCF3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5b3" officeooo:paragraph-rsid="000535b3"/>
    </style:style>
    <style:style style:name="P2" style:family="paragraph" style:parent-style-name="Standard">
      <style:text-properties officeooo:rsid="0006e0e0" officeooo:paragraph-rsid="0006e0e0"/>
    </style:style>
    <style:style style:name="P3" style:family="paragraph" style:parent-style-name="Standard">
      <style:text-properties officeooo:rsid="0008246d" officeooo:paragraph-rsid="0008246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pour le prof pour le projet :</text:p>
      <text:p text:style-name="P1"/>
      <text:p text:style-name="P1">Page 43 :</text:p>
      <text:p text:style-name="P1"><draw:frame draw:style-name="fr1" draw:name="Image1" text:anchor-type="char" svg:x="3.394cm" svg:y="0.064cm" svg:width="10.215cm" svg:height="1.191cm" draw:z-index="0"><draw:image xlink:href="Pictures/10000001000001820000002D04127F7C92DCF302.png" xlink:type="simple" xlink:show="embed" xlink:actuate="onLoad" draw:mime-type="image/png"/></draw:frame></text:p>
      <text:p text:style-name="P1"/>
      <text:p text:style-name="P1"/>
      <text:p text:style-name="P1">Que veut dire p<text:span text:style-name="T1">1:T </text:span><text:span text:style-name="T2">? surtout le 1:T </text:span></text:p>
      <text:p text:style-name="P1"/>
      <text:p text:style-name="P1">on pense le P(p1:T/theta) est une densité</text:p>
      <text:p text:style-name="P1"/>
      <text:p text:style-name="P1">Qu’est ce que Q ? Comment on le sort ?</text:p>
      <text:p text:style-name="P1"/>
      <text:p text:style-name="P2">Unscented Kalman Filter ? Juste un filtre alternatif plus performant ?</text:p>
      <text:p text:style-name="P2"/>
      <text:p text:style-name="P3">-Est-il conseiller de le faire absolument sur R pour les aides 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15:40:10.400000000</meta:creation-date>
    <dc:date>2023-03-10T17:27:42.698000000</dc:date>
    <meta:editing-duration>PT2H35M49S</meta:editing-duration>
    <meta:editing-cycles>3</meta:editing-cycles>
    <meta:generator>LibreOffice/7.4.1.2$Windows_X86_64 LibreOffice_project/3c58a8f3a960df8bc8fd77b461821e42c061c5f0</meta:generator>
    <meta:document-statistic meta:table-count="0" meta:image-count="1" meta:object-count="0" meta:page-count="1" meta:paragraph-count="7" meta:word-count="59" meta:character-count="296" meta:non-whitespace-character-count="243"/>
  </office:meta>
</office:document-meta>
</file>